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0.0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c2d91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9.88mm" svg:height="90.04mm" svg:x="116.4mm" svg:y="2.93mm">
            <draw:object draw:notify-on-update-of-ranges="Hoja1.C3:Hoja1.C18 Hoja1.B3:Hoja1.B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5"/>
        <table:table-column table:style-name="co2" table:default-cell-style-name="ce5"/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Tamaño</text:p>
          </table:table-cell>
          <table:table-cell table:style-name="ce1" office:value-type="string" calcext:value-type="string">
            <text:p>R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399003958.99608" calcext:value-type="float">
            <text:p>399003958,99608</text:p>
          </table:table-cell>
        </table:table-row>
        <table:table-row table:style-name="ro1">
          <table:table-cell/>
          <table:table-cell office:value-type="float" office:value="80100" calcext:value-type="float">
            <text:p>80100</text:p>
          </table:table-cell>
          <table:table-cell office:value-type="float" office:value="639714488.594528" calcext:value-type="float">
            <text:p>639714488,594528</text:p>
          </table:table-cell>
        </table:table-row>
        <table:table-row table:style-name="ro1">
          <table:table-cell/>
          <table:table-cell office:value-type="float" office:value="160100" calcext:value-type="float">
            <text:p>160100</text:p>
          </table:table-cell>
          <table:table-cell office:value-type="float" office:value="784747444.133746" calcext:value-type="float">
            <text:p>784747444,133746</text:p>
          </table:table-cell>
        </table:table-row>
        <table:table-row table:style-name="ro1">
          <table:table-cell/>
          <table:table-cell office:value-type="float" office:value="240100" calcext:value-type="float">
            <text:p>240100</text:p>
          </table:table-cell>
          <table:table-cell office:value-type="float" office:value="746932825.829579" calcext:value-type="float">
            <text:p>746932825,829579</text:p>
          </table:table-cell>
        </table:table-row>
        <table:table-row table:style-name="ro1">
          <table:table-cell/>
          <table:table-cell office:value-type="float" office:value="320100" calcext:value-type="float">
            <text:p>320100</text:p>
          </table:table-cell>
          <table:table-cell office:value-type="float" office:value="586745626.01421" calcext:value-type="float">
            <text:p>586745626,01421</text:p>
          </table:table-cell>
        </table:table-row>
        <table:table-row table:style-name="ro1">
          <table:table-cell/>
          <table:table-cell office:value-type="float" office:value="400100" calcext:value-type="float">
            <text:p>400100</text:p>
          </table:table-cell>
          <table:table-cell office:value-type="float" office:value="764920456.807019" calcext:value-type="float">
            <text:p>764920456,807019</text:p>
          </table:table-cell>
        </table:table-row>
        <table:table-row table:style-name="ro1">
          <table:table-cell/>
          <table:table-cell office:value-type="float" office:value="480100" calcext:value-type="float">
            <text:p>480100</text:p>
          </table:table-cell>
          <table:table-cell office:value-type="float" office:value="744456026.116557" calcext:value-type="float">
            <text:p>744456026,116557</text:p>
          </table:table-cell>
        </table:table-row>
        <table:table-row table:style-name="ro1">
          <table:table-cell/>
          <table:table-cell office:value-type="float" office:value="560100" calcext:value-type="float">
            <text:p>560100</text:p>
          </table:table-cell>
          <table:table-cell office:value-type="float" office:value="750373863.957809" calcext:value-type="float">
            <text:p>750373863,957809</text:p>
          </table:table-cell>
        </table:table-row>
        <table:table-row table:style-name="ro1">
          <table:table-cell/>
          <table:table-cell office:value-type="float" office:value="640100" calcext:value-type="float">
            <text:p>640100</text:p>
          </table:table-cell>
          <table:table-cell office:value-type="float" office:value="756794119.481302" calcext:value-type="float">
            <text:p>756794119,481302</text:p>
          </table:table-cell>
        </table:table-row>
        <table:table-row table:style-name="ro1">
          <table:table-cell/>
          <table:table-cell office:value-type="float" office:value="720100" calcext:value-type="float">
            <text:p>720100</text:p>
          </table:table-cell>
          <table:table-cell office:value-type="float" office:value="660181667.197252" calcext:value-type="float">
            <text:p>660181667,197252</text:p>
          </table:table-cell>
        </table:table-row>
        <table:table-row table:style-name="ro1">
          <table:table-cell/>
          <table:table-cell office:value-type="float" office:value="800100" calcext:value-type="float">
            <text:p>800100</text:p>
          </table:table-cell>
          <table:table-cell office:value-type="float" office:value="670789619.282663" calcext:value-type="float">
            <text:p>670789619,282663</text:p>
          </table:table-cell>
        </table:table-row>
        <table:table-row table:style-name="ro1">
          <table:table-cell/>
          <table:table-cell office:value-type="float" office:value="880100" calcext:value-type="float">
            <text:p>880100</text:p>
          </table:table-cell>
          <table:table-cell office:value-type="float" office:value="672085694.744001" calcext:value-type="float">
            <text:p>672085694,744001</text:p>
          </table:table-cell>
        </table:table-row>
        <table:table-row table:style-name="ro1">
          <table:table-cell/>
          <table:table-cell office:value-type="float" office:value="960100" calcext:value-type="float">
            <text:p>960100</text:p>
          </table:table-cell>
          <table:table-cell office:value-type="float" office:value="643938513.713801" calcext:value-type="float">
            <text:p>643938513,713801</text:p>
          </table:table-cell>
        </table:table-row>
        <table:table-row table:style-name="ro1">
          <table:table-cell/>
          <table:table-cell office:value-type="float" office:value="1040100" calcext:value-type="float">
            <text:p>1040100</text:p>
          </table:table-cell>
          <table:table-cell office:value-type="float" office:value="771351968.109847" calcext:value-type="float">
            <text:p>771351968,109847</text:p>
          </table:table-cell>
        </table:table-row>
        <table:table-row table:style-name="ro1">
          <table:table-cell/>
          <table:table-cell office:value-type="float" office:value="1120100" calcext:value-type="float">
            <text:p>1120100</text:p>
          </table:table-cell>
          <table:table-cell office:value-type="float" office:value="774781494.057904" calcext:value-type="float">
            <text:p>774781494,057904</text:p>
          </table:table-cell>
        </table:table-row>
        <table:table-row table:style-name="ro1">
          <table:table-cell/>
          <table:table-cell office:value-type="float" office:value="1200100" calcext:value-type="float">
            <text:p>1200100</text:p>
          </table:table-cell>
          <table:table-cell office:value-type="float" office:value="663878012.871889" calcext:value-type="float">
            <text:p>663878012,8718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7">00/00/0000</text:date>, <text:time style:data-style-name="N2" text:time-value="19:29:17.33434734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7T18:54:28.316591772</meta:creation-date>
    <dc:date>2020-05-17T19:35:10.944751482</dc:date>
    <meta:editing-duration>PT14M47S</meta:editing-duration>
    <meta:editing-cycles>2</meta:editing-cycles>
    <meta:generator>LibreOffice/6.0.7.3$Linux_X86_64 LibreOffice_project/00m0$Build-3</meta:generator>
    <meta:document-statistic meta:table-count="1" meta:cell-count="3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9cm" svg:height="9.005cm" xlink:href=".." xlink:type="simple" chart:class="chart:scatter" chart:style-name="ch1">
        <chart:legend chart:legend-position="end" svg:x="14.539cm" svg:y="4.203cm" style:legend-expansion="high" chart:style-name="ch2"/>
        <chart:plot-area chart:style-name="ch3" table:cell-range-address="Hoja1.B3:Hoja1.C18" chart:data-source-has-labels="row" svg:x="0.319cm" svg:y="0.18cm" svg:width="13.901cm" svg:height="8.645cm">
          <chartooo:coordinate-region svg:x="2.237cm" svg:y="0.38cm" svg:width="11.333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C3:Hoja1.C18" loext:label-string="r" chart:class="chart:scatter">
            <chart:domain table:cell-range-address="Hoja1.B3:Hoja1.B18"/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Hoja1.B3:Hoja1.B18</svg:desc>
                </draw:g>
              </table:table-cell>
              <table:table-cell office:value-type="float" office:value="399003958.99608">
                <text:p>399003958.99608</text:p>
                <draw:g>
                  <svg:desc>Hoja1.C3:Hoja1.C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100">
                <text:p>80100</text:p>
              </table:table-cell>
              <table:table-cell office:value-type="float" office:value="639714488.594528">
                <text:p>639714488.5945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0100">
                <text:p>160100</text:p>
              </table:table-cell>
              <table:table-cell office:value-type="float" office:value="784747444.133746">
                <text:p>784747444.1337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0100">
                <text:p>240100</text:p>
              </table:table-cell>
              <table:table-cell office:value-type="float" office:value="746932825.829579">
                <text:p>746932825.8295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0100">
                <text:p>320100</text:p>
              </table:table-cell>
              <table:table-cell office:value-type="float" office:value="586745626.01421">
                <text:p>586745626.014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100">
                <text:p>400100</text:p>
              </table:table-cell>
              <table:table-cell office:value-type="float" office:value="764920456.807019">
                <text:p>764920456.8070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0100">
                <text:p>480100</text:p>
              </table:table-cell>
              <table:table-cell office:value-type="float" office:value="744456026.116557">
                <text:p>744456026.1165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60100">
                <text:p>560100</text:p>
              </table:table-cell>
              <table:table-cell office:value-type="float" office:value="750373863.957809">
                <text:p>750373863.9578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0100">
                <text:p>640100</text:p>
              </table:table-cell>
              <table:table-cell office:value-type="float" office:value="756794119.481302">
                <text:p>756794119.4813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0100">
                <text:p>720100</text:p>
              </table:table-cell>
              <table:table-cell office:value-type="float" office:value="660181667.197252">
                <text:p>660181667.1972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0100">
                <text:p>800100</text:p>
              </table:table-cell>
              <table:table-cell office:value-type="float" office:value="670789619.282663">
                <text:p>670789619.2826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80100">
                <text:p>880100</text:p>
              </table:table-cell>
              <table:table-cell office:value-type="float" office:value="672085694.744001">
                <text:p>672085694.744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60100">
                <text:p>960100</text:p>
              </table:table-cell>
              <table:table-cell office:value-type="float" office:value="643938513.713801">
                <text:p>643938513.7138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40100">
                <text:p>1040100</text:p>
              </table:table-cell>
              <table:table-cell office:value-type="float" office:value="771351968.109847">
                <text:p>771351968.1098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20100">
                <text:p>1120100</text:p>
              </table:table-cell>
              <table:table-cell office:value-type="float" office:value="774781494.057904">
                <text:p>774781494.0579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00100">
                <text:p>1200100</text:p>
              </table:table-cell>
              <table:table-cell office:value-type="float" office:value="663878012.871889">
                <text:p>663878012.8718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